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12c8" officeooo:paragraph-rsid="000612c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12c8" officeooo:paragraph-rsid="000612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612c8" officeooo:paragraph-rsid="000612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12c8" officeooo:paragraph-rsid="000612c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612c8" officeooo:paragraph-rsid="000612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NCIA</text:p>
      <text:p text:style-name="P3">Nombre del interesado, con domicilio en direccion del interesado y con NIF del interesado</text:p>
      <text:p text:style-name="P3"/>
      <text:p text:style-name="P4"/>
      <text:p text:style-name="P2">EXPONE:</text:p>
      <text:p text:style-name="P2"/>
      <text:p text:style-name="P4">QUE con fecha de…</text:p>
      <text:p text:style-name="P4"/>
      <text:p text:style-name="P4">QUE al dia de…</text:p>
      <text:p text:style-name="P4"/>
      <text:p text:style-name="P2">SOLICITA:</text:p>
      <text:p text:style-name="P4">De esta entidad información sobre el cuso de la solicitud de ayuda y el proyecto presentado</text:p>
      <text:p text:style-name="P4"/>
      <text:p text:style-name="P4">A la espera de sus noticias.</text:p>
      <text:p text:style-name="P5">Lugar, 14/11/2022</text:p>
      <text:p text:style-name="P5"/>
      <text:p text:style-name="P5"/>
      <text:p text:style-name="P5">Sergio Bolívar Jimén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09:03:39</meta:creation-date>
    <dc:date>2022-11-14T09:09:47.709000000</dc:date>
    <meta:editing-duration>PT6M9S</meta:editing-duration>
    <meta:editing-cycles>1</meta:editing-cycles>
    <meta:document-statistic meta:table-count="0" meta:image-count="0" meta:object-count="0" meta:page-count="1" meta:paragraph-count="10" meta:word-count="52" meta:character-count="303" meta:non-whitespace-character-count="261"/>
    <meta:generator>LibreOffice/7.4.2.3$Windows_X86_64 LibreOffice_project/382eef1f22670f7f4118c8c2dd222ec7ad009daf</meta:generator>
  </office:meta>
</office:document-meta>
</file>